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8.301cm" fo:min-width="18.5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492cm" fo:min-width="18.542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01cm" fo:min-width="17.951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601cm" fo:min-width="17.951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Courier"/>
    </style:style>
    <style:style style:name="P3" style:family="paragraph">
      <style:paragraph-properties fo:text-align="start"/>
    </style:style>
    <style:style style:name="T1" style:family="text">
      <style:text-properties style:font-name="Couri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1cm" svg:height="8.6cm" svg:x="0.22cm" svg:y="1.16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9.1cm" svg:height="0.8cm" svg:x="0.22cm" svg:y="0.161cm">
          <text:p text:style-name="P2"><text:span text:style-name="T1">Record head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8.5cm" svg:height="0.9cm" svg:x="0.52cm" svg:y="1.561cm">
          <text:p text:style-name="P3"><text:span text:style-name="T1">Block header 1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8.5cm" svg:height="1.9cm" svg:x="0.52cm" svg:y="2.661cm">
          <text:p text:style-name="P3"><text:span text:style-name="T1">Block content 1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1cm" svg:height="0.962cm" svg:x="9.22cm" svg:y="4.761cm">
          <draw:text-box>
            <text:p text:style-name="P1">...</text:p>
          </draw:text-box>
        </draw:frame>
        <draw:custom-shape draw:style-name="gr3" draw:text-style-name="P2" draw:layer="layout" svg:width="18.5cm" svg:height="0.9cm" svg:x="0.52cm" svg:y="6.261cm">
          <text:p text:style-name="P3"><text:span text:style-name="T1">Block header 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8.5cm" svg:height="1.9cm" svg:x="0.52cm" svg:y="7.461cm">
          <text:p text:style-name="P3"><text:span text:style-name="T1">Block content 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 style:font-family-generic="roman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01:51:50.639252271</meta:creation-date>
    <dc:date>2016-02-21T02:02:40.783982865</dc:date>
    <meta:editing-duration>PT10M51S</meta:editing-duration>
    <meta:editing-cycles>1</meta:editing-cycles>
    <meta:document-statistic meta:object-count="7"/>
    <meta:generator>LibreOffice/4.3.3.2$Linux_x86 LibreOffice_project/430m0$Build-2</meta:generator>
  </office:meta>
</office:document-meta>
</file>